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2025-10-14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2025-05-0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2024-10-0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2024-04-0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2023-10-10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2023-04-1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2022-10-04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2022-04-0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2021-10-0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2021-04-15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0410090420901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0" meta:object-count="0"/>
    <meta:user-defined meta:name="AppVersion">3.0</meta:user-defined>
  </office:meta>
</office:document-meta>
</file>